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8000002C28F099469FE8CFB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3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7.95cm" fo:min-width="23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35cm" fo:min-width="23.3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0.551cm" fo:min-width="4.50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solid" draw:fill-color="#99ff99" draw:auto-grow-height="true" draw:auto-grow-width="false" fo:max-height="0cm" fo:min-height="0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0.551cm" fo:min-width="2.301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1.48cm"/>
    </style:style>
    <style:style style:name="gr14" style:family="graphic" style:parent-style-name="standard">
      <style:graphic-properties draw:stroke="none" svg:stroke-color="#000000" draw:fill="solid" draw:fill-color="#ffff99" draw:auto-grow-height="true" draw:auto-grow-width="false" fo:max-height="0cm" fo:min-height="6.55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36cm" fo:min-width="5.13cm"/>
    </style:style>
    <style:style style:name="gr16" style:family="graphic" style:parent-style-name="standard">
      <style:graphic-properties draw:stroke="none" svg:stroke-color="#000000" draw:fill="solid" draw:fill-color="#ffff99" draw:auto-grow-height="true" draw:auto-grow-width="false" fo:max-height="0cm" fo:min-height="7.15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551cm" fo:min-width="6.101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917cm" fo:min-width="23.3cm"/>
    </style:style>
    <style:style style:name="gr1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5cm"/>
    </style:style>
    <style:style style:name="gr20" style:family="graphic" style:parent-style-name="standard">
      <style:graphic-properties draw:fill-color="#ff6600" draw:textarea-horizontal-align="justify" draw:textarea-vertical-align="middle" draw:auto-grow-height="false" fo:min-height="0.551cm" fo:min-width="7.701cm"/>
    </style:style>
    <style:style style:name="gr21" style:family="graphic" style:parent-style-name="standard">
      <style:graphic-properties draw:fill-color="#ff6600" draw:textarea-horizontal-align="justify" draw:textarea-vertical-align="middle" draw:auto-grow-height="false" fo:min-height="0.551cm" fo:min-width="9.901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917cm" fo:min-width="21.699cm"/>
    </style:style>
    <style:style style:name="gr23" style:family="graphic" style:parent-style-name="standard">
      <style:graphic-properties draw:stroke="none" svg:stroke-color="#000000" draw:fill="solid" draw:fill-color="#ffcc00" draw:auto-grow-height="true" draw:auto-grow-width="false" fo:max-height="0cm" fo:min-height="4.422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.551cm" fo:min-width="12.301cm"/>
    </style:style>
    <style:style style:name="gr25" style:family="graphic" style:parent-style-name="standard">
      <style:graphic-properties draw:fill-color="#99ff66" draw:textarea-horizontal-align="justify" draw:textarea-vertical-align="middle" draw:auto-grow-height="false" fo:min-height="2.75cm" fo:min-width="23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2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882cm" fo:min-width="1.48cm"/>
    </style:style>
    <style:style style:name="gr28" style:family="graphic" style:parent-style-name="standard">
      <style:graphic-properties draw:fill-color="#ff6600" draw:textarea-horizontal-align="justify" draw:textarea-vertical-align="middle" draw:auto-grow-height="false" fo:min-height="0.75cm" fo:min-width="2.301cm"/>
    </style:style>
    <style:style style:name="gr29" style:family="graphic" style:parent-style-name="standard">
      <style:graphic-properties draw:fill-color="#ff6600" draw:textarea-horizontal-align="justify" draw:textarea-vertical-align="middle" draw:auto-grow-height="false" fo:min-height="0.551cm" fo:min-width="4.7cm"/>
    </style:style>
    <style:style style:name="pr1" style:family="presentation" style:parent-style-name="Predefinito-title">
      <style:graphic-properties fo:min-height="1.963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fo:min-height="1.163cm"/>
    </style:style>
    <style:style style:name="pr4" style:family="presentation" style:parent-style-name="Predefinito-title">
      <style:graphic-properties draw:auto-grow-height="true" fo:min-height="2.3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6600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99ff99"/>
      <style:text-properties fo:font-size="18pt"/>
    </style:style>
    <style:style style:name="P10" style:family="paragraph">
      <loext:graphic-properties draw:fill="solid" draw:fill-color="#ffff99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eeeeee"/>
      <style:paragraph-properties fo:text-align="start"/>
      <style:text-properties fo:font-size="18pt"/>
    </style:style>
    <style:style style:name="P13" style:family="paragraph">
      <loext:graphic-properties draw:fill="solid" draw:fill-color="#ffcc00"/>
      <style:text-properties fo:font-size="18pt"/>
    </style:style>
    <style:style style:name="P14" style:family="paragraph">
      <loext:graphic-properties draw:fill="none" draw:fill-color="#ffffff"/>
    </style:style>
    <style:style style:name="T1" style:family="text">
      <style:text-properties fo:color="#ff0000"/>
    </style:style>
    <style:style style:name="T2" style:family="text">
      <style:text-properties fo:background-color="#99ff66"/>
    </style:style>
    <style:style style:name="T3" style:family="text">
      <style:text-properties fo:background-color="#ffff66"/>
    </style:style>
    <style:style style:name="T4" style:family="text">
      <style:text-properties fo:color="#ff3333"/>
    </style:style>
    <style:style style:name="T5" style:family="text">
      <style:text-properties fo:background-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23.8cm" svg:height="1.6cm" svg:x="2.2cm" svg:y="4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963cm" svg:x="1.4cm" svg:y="0.837cm" presentation:class="title" presentation:user-transformed="true">
          <draw:text-box>
            <text:p>Home index</text:p>
          </draw:text-box>
        </draw:frame>
        <draw:frame draw:style-name="gr2" draw:text-style-name="P3" draw:layer="layout" svg:width="7.8cm" svg:height="0.962cm" svg:x="2.6cm" svg:y="4.6cm">
          <draw:text-box>
            <text:p text:style-name="P2">Form login</text:p>
          </draw:text-box>
        </draw:frame>
        <draw:frame draw:style-name="gr2" draw:text-style-name="P3" draw:layer="layout" svg:width="7.8cm" svg:height="0.962cm" svg:x="10.8cm" svg:y="4.6cm">
          <draw:text-box>
            <text:p text:style-name="P2">user</text:p>
          </draw:text-box>
        </draw:frame>
        <draw:frame draw:style-name="gr3" draw:text-style-name="P3" draw:layer="layout" svg:width="2.801cm" svg:height="0.962cm" svg:x="14.399cm" svg:y="4.6cm">
          <draw:text-box>
            <text:p text:style-name="P2">pwd</text:p>
          </draw:text-box>
        </draw:frame>
        <draw:custom-shape draw:style-name="gr4" draw:text-style-name="P4" draw:layer="layout" svg:width="23.8cm" svg:height="8.2cm" svg:x="2.2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8cm" svg:height="4.329cm" svg:x="2.6cm" svg:y="9.2cm">
          <draw:text-box>
            <text:p text:style-name="P2">Form profilo</text:p>
          </draw:text-box>
        </draw:frame>
        <draw:frame draw:style-name="gr6" draw:text-style-name="P3" draw:layer="layout" svg:width="7.8cm" svg:height="1.126cm" draw:transform="rotate (0.00523598775598299) translate (10.808cm 8.32cm)">
          <draw:text-box>
            <text:p text:style-name="P2">username</text:p>
          </draw:text-box>
        </draw:frame>
        <draw:frame draw:style-name="gr6" draw:text-style-name="P3" draw:layer="layout" svg:width="7.8cm" svg:height="1.126cm" draw:transform="rotate (0.00523598775598299) translate (10.794cm 9.874cm)">
          <draw:text-box>
            <text:p text:style-name="P2">password</text:p>
          </draw:text-box>
        </draw:frame>
        <draw:frame draw:style-name="gr6" draw:text-style-name="P3" draw:layer="layout" svg:width="7.8cm" svg:height="1.126cm" draw:transform="rotate (0.00523598775598299) translate (10.794cm 12.674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0.8cm 11.241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0.8cm 13.874cm)">
          <draw:text-box>
            <text:p text:style-name="P2">mail</text:p>
          </draw:text-box>
        </draw:frame>
        <draw:custom-shape draw:style-name="gr7" draw:text-style-name="P5" draw:layer="layout" svg:width="23.8cm" svg:height="1.6cm" svg:x="2cm" svg:y="16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8cm" svg:height="0.962cm" svg:x="2.001cm" svg:y="17cm">
          <draw:text-box>
            <text:p text:style-name="P2">Form cerca</text:p>
          </draw:text-box>
        </draw:frame>
        <draw:frame draw:style-name="gr2" draw:text-style-name="P3" draw:layer="layout" svg:width="7.8cm" svg:height="0.962cm" svg:x="10.201cm" svg:y="17cm">
          <draw:text-box>
            <text:p text:style-name="P2">nominativo</text:p>
          </draw:text-box>
        </draw:frame>
        <draw:frame draw:style-name="gr2" draw:text-style-name="P3" draw:layer="layout" svg:width="7.8cm" svg:height="0.962cm" svg:x="18.2cm" svg:y="17cm">
          <draw:text-box>
            <text:p text:style-name="P2">tag</text:p>
          </draw:text-box>
        </draw:frame>
        <draw:custom-shape draw:style-name="gr8" draw:text-style-name="P7" draw:layer="layout" svg:width="5cm" svg:height="0.8cm" svg:x="18.8cm" svg:y="4.6cm">
          <text:p text:style-name="P6">loginpag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custom-shape draw:style-name="gr1" draw:text-style-name="P1" draw:layer="layout" svg:width="23.8cm" svg:height="1.6cm" svg:x="2.001cm" svg:y="7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963cm" svg:x="1.4cm" svg:y="0.837cm" presentation:class="title" presentation:user-transformed="true">
          <draw:text-box>
            <text:p>loginpage</text:p>
          </draw:text-box>
        </draw:frame>
        <draw:frame draw:style-name="gr2" draw:text-style-name="P3" draw:layer="layout" svg:width="7.8cm" svg:height="0.962cm" svg:x="2.401cm" svg:y="7.6cm">
          <draw:text-box>
            <text:p text:style-name="P2">Form login</text:p>
          </draw:text-box>
        </draw:frame>
        <draw:frame draw:style-name="gr2" draw:text-style-name="P3" draw:layer="layout" svg:width="7.8cm" svg:height="0.962cm" svg:x="10.601cm" svg:y="7.6cm">
          <draw:text-box>
            <text:p text:style-name="P2">user</text:p>
          </draw:text-box>
        </draw:frame>
        <draw:frame draw:style-name="gr2" draw:text-style-name="P3" draw:layer="layout" svg:width="7.8cm" svg:height="0.962cm" svg:x="14cm" svg:y="7.6cm">
          <draw:text-box>
            <text:p text:style-name="P2">pwd</text:p>
          </draw:text-box>
        </draw:frame>
        <draw:frame draw:style-name="gr10" draw:text-style-name="P3" draw:layer="layout" svg:width="18cm" svg:height="2.384cm" svg:x="4.8cm" svg:y="4.2cm">
          <draw:text-box>
            <text:p text:style-name="P2">On submit verifica usr e pwd ed eventualmente ricarica se stesa con messaggio errore<text:line-break/><text:span text:style-name="T1">altrimenti porta al mioprofilo o administrator</text:span></text:p>
          </draw:text-box>
        </draw:frame>
        <draw:frame draw:style-name="gr11" draw:text-style-name="P9" draw:layer="layout" svg:width="13.2cm" svg:height="0.962cm" svg:x="8cm" svg:y="10.2cm">
          <draw:text-box>
            <text:p text:style-name="P2">Messaggio di errore</text:p>
          </draw:text-box>
        </draw:frame>
        <draw:custom-shape draw:style-name="gr8" draw:text-style-name="P7" draw:layer="layout" svg:width="5cm" svg:height="0.8cm" svg:x="20.6cm" svg:y="7.6cm">
          <text:p text:style-name="P6">loginpag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2.8cm" svg:height="0.8cm" svg:x="21.6cm" svg:y="1.4cm">
          <text:p text:style-name="P6">hom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3" draw:layer="layout" svg:width="25.199cm" svg:height="1.737cm" svg:x="1.4cm" svg:y="0.55cm" presentation:class="title" presentation:user-transformed="true">
          <draw:text-box>
            <text:p>mioprofilo</text:p>
          </draw:text-box>
        </draw:frame>
        <draw:custom-shape draw:style-name="gr13" draw:text-style-name="P1" draw:layer="layout" svg:width="2.8cm" svg:height="1.6cm" svg:x="2cm" svg:y="0.8cm">
          <text:p text:style-name="P1">Filefoto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0" draw:layer="layout" svg:width="20.8cm" svg:height="6.8cm" svg:x="4.4cm" svg:y="5.6cm">
          <draw:text-box>
            <text:p text:style-name="P2">Elenco corsi</text:p>
            <text:list text:style-name="L2">
              <text:list-item>
                <text:p text:style-name="P2">Tss 2019 ghiglieno [del]</text:p>
              </text:list-item>
              <text:list-item>
                <text:p text:style-name="P2">Webmedia 2018 Ravetti [del]</text:p>
                <text:p text:style-name="P2">cancellazione mio profilo </text:p>
                <text:p text:style-name="P2">aggiungi corso selezionare da tendina e fare add via ajax insert e ricaricare sopra<text:line-break/>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5" draw:text-style-name="P12" draw:layer="layout" svg:width="7cm" svg:height="2cm" svg:x="5.2cm" svg:y="10.2cm">
          <text:p text:style-name="P11">Tss2018 ghiglieno</text:p>
          <text:p text:style-name="P11">Tss2017 Ravetti</text:p>
          <text:p text:style-name="P6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7" draw:layer="layout" svg:width="2.8cm" svg:height="0.8cm" svg:x="12.6cm" svg:y="10.8cm">
          <text:p text:style-name="P6">add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6" draw:text-style-name="P10" draw:layer="layout" svg:width="20.8cm" svg:height="8.072cm" svg:x="4.4cm" svg:y="12.7cm">
          <draw:text-box>
            <text:p text:style-name="P2">Elenco esperienze</text:p>
            <text:list text:style-name="L2">
              <text:list-item>
                <text:p text:style-name="P2">Junior developer ivrea 2016-2018 [upd][del]</text:p>
              </text:list-item>
              <text:list-item>
                <text:p text:style-name="P2">Attacchino notturno milano 2010 <text:s/>[upd][del]</text:p>
                <text:p text:style-name="P2"><text:span text:style-name="T2">aggiungi esperienza ins campi e fare add via ajax insert e ricaricare sopra per upd selezionare esperienza e via ajax caricare i campi sotto</text:span></text:p>
              </text:list-item>
              <text:list-item>
                <text:p text:style-name="P2">anno inizio anno fine</text:p>
              </text:list-item>
              <text:list-item>
                <text:p text:style-name="P2">Esperienza</text:p>
              </text:list-item>
              <text:list-item>
                <text:p text:style-name="P2">Descrizione</text:p>
              </text:list-item>
              <text:list-item>
                <text:p text:style-name="P2">Luogo</text:p>
              </text:list-item>
              <text:list-item>
                <text:p text:style-name="P2">tag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8" draw:text-style-name="P7" draw:layer="layout" svg:width="5cm" svg:height="0.8cm" svg:x="17cm" svg:y="18cm">
          <text:p text:style-name="P6">Add o updat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6.6cm" svg:height="0.8cm" svg:x="12.8cm" svg:y="7.8cm">
          <text:p text:style-name="P6">Delete mio profil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4" draw:layer="layout" svg:width="23.8cm" svg:height="2.167cm" svg:x="2.2cm" svg:y="3.03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cm" svg:height="1.673cm" svg:x="2cm" svg:y="3.2cm">
          <draw:text-box>
            <text:p text:style-name="P2">Form profilo</text:p>
            <text:p text:style-name="P2">autocompilato</text:p>
          </draw:text-box>
        </draw:frame>
        <draw:frame draw:style-name="gr6" draw:text-style-name="P3" draw:layer="layout" svg:width="7.8cm" svg:height="1.126cm" draw:transform="rotate (0.00523598775598299) translate (6.594cm 3.074cm)">
          <draw:text-box>
            <text:p text:style-name="P2">username</text:p>
          </draw:text-box>
        </draw:frame>
        <draw:frame draw:style-name="gr6" draw:text-style-name="P3" draw:layer="layout" svg:width="7.8cm" svg:height="1.126cm" draw:transform="rotate (0.00523598775598299) translate (10.394cm 3.074cm)">
          <draw:text-box>
            <text:p text:style-name="P2">password</text:p>
          </draw:text-box>
        </draw:frame>
        <draw:frame draw:style-name="gr6" draw:text-style-name="P3" draw:layer="layout" svg:width="7.8cm" svg:height="1.126cm" draw:transform="rotate (0.00523598775598299) translate (17.194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3.794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9.394cm 9.241cm)">
          <draw:text-box>
            <text:p text:style-name="P2">mail</text:p>
          </draw:text-box>
        </draw:frame>
        <draw:frame draw:style-name="gr6" draw:text-style-name="P3" draw:layer="layout" svg:width="7.8cm" svg:height="1.126cm" draw:transform="rotate (0.00523598775598299) translate (17.194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3.794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9.394cm 9.241cm)">
          <draw:text-box>
            <text:p text:style-name="P2">mail</text:p>
          </draw:text-box>
        </draw:frame>
        <draw:frame draw:style-name="gr6" draw:text-style-name="P3" draw:layer="layout" svg:width="7.8cm" svg:height="1.126cm" draw:transform="rotate (0.00523598775598299) translate (10.194cm 4.041cm)">
          <draw:text-box>
            <text:p text:style-name="P2">citta</text:p>
          </draw:text-box>
        </draw:frame>
        <draw:frame draw:style-name="gr6" draw:text-style-name="P3" draw:layer="layout" svg:width="7.8cm" svg:height="1.126cm" draw:transform="rotate (0.00523598775598299) translate (6.794cm 4.074cm)">
          <draw:text-box>
            <text:p text:style-name="P2">indirizzo</text:p>
          </draw:text-box>
        </draw:frame>
        <draw:frame draw:style-name="gr6" draw:text-style-name="P3" draw:layer="layout" svg:width="7.8cm" svg:height="1.126cm" draw:transform="rotate (0.00523598775598299) translate (12.394cm 4.041cm)">
          <draw:text-box>
            <text:p text:style-name="P2">tel</text:p>
          </draw:text-box>
        </draw:frame>
        <draw:custom-shape draw:style-name="gr20" draw:text-style-name="P7" draw:layer="layout" svg:width="8.2cm" svg:height="0.8cm" svg:x="17.4cm" svg:y="4.167cm">
          <text:p text:style-name="P6">aggiorna mio profil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7" draw:layer="layout" svg:width="10.4cm" svg:height="0.8cm" svg:x="17.8cm" svg:y="1.2cm">
          <text:p text:style-name="P6">Logout clear session -&gt;hom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7.8cm" svg:height="1.673cm" draw:transform="rotate (0.00523598775598299) translate (14.2cm 4.074cm)">
          <draw:text-box>
            <text:p text:style-name="P2">Filefoto</text:p>
            <text:p text:style-name="P2"/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presentation:style-name="pr4" draw:layer="layout" svg:width="12.6cm" svg:height="2.306cm" svg:x="1.6cm" svg:y="0.294cm" presentation:class="title" presentation:user-transformed="true">
          <draw:text-box>
            <text:p>administrator</text:p>
          </draw:text-box>
        </draw:frame>
        <draw:frame draw:style-name="gr2" draw:text-style-name="P3" draw:layer="layout" svg:width="21.4cm" svg:height="0.962cm" svg:x="4.5cm" svg:y="3.438cm">
          <draw:text-box>
            <text:p text:style-name="P2">Mario rossi </text:p>
          </draw:text-box>
        </draw:frame>
        <draw:frame draw:style-name="gr16" draw:text-style-name="P10" draw:layer="layout" svg:width="20.8cm" svg:height="8.072cm" svg:x="3.2cm" svg:y="5.728cm">
          <draw:text-box>
            <text:p text:style-name="P2">Elenco corsi</text:p>
            <text:list text:style-name="L2">
              <text:list-item>
                <text:p text:style-name="P2">Tss <text:s/>ivrea 2018-2019 [upd][del]</text:p>
              </text:list-item>
              <text:list-item>
                <text:p text:style-name="P2">OSS ivrea 2018 <text:s/>[upd][del]</text:p>
                <text:p text:style-name="P2"><text:span text:style-name="T2">aggiungi corsi ins campi e fare add via ajax insert e ricaricare sopra per upd selezionare corso e via ajax caricare i campi sotto</text:span></text:p>
              </text:list-item>
              <text:list-item>
                <text:p text:style-name="P2">anno inizio anno fine</text:p>
              </text:list-item>
              <text:list-item>
                <text:p text:style-name="P2">Nome corso</text:p>
              </text:list-item>
              <text:list-item>
                <text:p text:style-name="P2">Descrizione</text:p>
              </text:list-item>
              <text:list-item>
                <text:p text:style-name="P2">sede</text:p>
              </text:list-item>
              <text:list-item>
                <text:p text:style-name="P2">tag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8" draw:text-style-name="P7" draw:layer="layout" svg:width="5cm" svg:height="0.8cm" svg:x="15.8cm" svg:y="11.028cm">
          <text:p text:style-name="P6">Add o updat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2" draw:text-style-name="P4" draw:layer="layout" svg:width="22.199cm" svg:height="2.167cm" svg:x="2.501cm" svg:y="3.03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cm" svg:height="1.673cm" svg:x="2.301cm" svg:y="3.2cm">
          <draw:text-box>
            <text:p text:style-name="P2">Form profilo</text:p>
            <text:p text:style-name="P2">autocompilato</text:p>
          </draw:text-box>
        </draw:frame>
        <draw:frame draw:style-name="gr6" draw:text-style-name="P3" draw:layer="layout" svg:width="7.8cm" svg:height="1.126cm" draw:transform="rotate (0.00523598775598299) translate (6.895cm 3.074cm)">
          <draw:text-box>
            <text:p text:style-name="P2">username</text:p>
          </draw:text-box>
        </draw:frame>
        <draw:frame draw:style-name="gr6" draw:text-style-name="P3" draw:layer="layout" svg:width="7.8cm" svg:height="1.126cm" draw:transform="rotate (0.00523598775598299) translate (10.695cm 3.074cm)">
          <draw:text-box>
            <text:p text:style-name="P2">password</text:p>
          </draw:text-box>
        </draw:frame>
        <draw:frame draw:style-name="gr6" draw:text-style-name="P3" draw:layer="layout" svg:width="7.8cm" svg:height="1.126cm" draw:transform="rotate (0.00523598775598299) translate (17.495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4.095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7.495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4.095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0.495cm 4.041cm)">
          <draw:text-box>
            <text:p text:style-name="P2">citta</text:p>
          </draw:text-box>
        </draw:frame>
        <draw:frame draw:style-name="gr6" draw:text-style-name="P3" draw:layer="layout" svg:width="7.8cm" svg:height="1.126cm" draw:transform="rotate (0.00523598775598299) translate (7.095cm 4.074cm)">
          <draw:text-box>
            <text:p text:style-name="P2">indirizzo</text:p>
          </draw:text-box>
        </draw:frame>
        <draw:frame draw:style-name="gr6" draw:text-style-name="P3" draw:layer="layout" svg:width="7.8cm" svg:height="1.126cm" draw:transform="rotate (0.00523598775598299) translate (12.695cm 4.041cm)">
          <draw:text-box>
            <text:p text:style-name="P2">tel</text:p>
          </draw:text-box>
        </draw:frame>
        <draw:custom-shape draw:style-name="gr20" draw:text-style-name="P7" draw:layer="layout" svg:width="8.2cm" svg:height="0.8cm" svg:x="16.301cm" svg:y="4.167cm">
          <text:p text:style-name="P6">aggiorna mio profil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out" svg:width="20.8cm" svg:height="6.65cm" svg:x="3.2cm" svg:y="13.2cm">
          <draw:text-box>
            <text:p text:style-name="P2">Elenco sedi</text:p>
            <text:list text:style-name="L2">
              <text:list-item>
                <text:p text:style-name="P2">Ghiglieno ivrea <text:s/>[upd][del]</text:p>
              </text:list-item>
              <text:list-item>
                <text:p text:style-name="P2">Ravetti Valperga <text:s/>[upd][del]</text:p>
                <text:p text:style-name="P2"><text:span text:style-name="T2">aggiungi sedi ins campi e fare add via ajax insert e ricaricare sopra per upd selezionare sede e via ajax caricare i campi sotto</text:span></text:p>
              </text:list-item>
              <text:list-item>
                <text:p text:style-name="P2">Nome sede luogo</text:p>
              </text:list-item>
              <text:list-item>
                <text:p text:style-name="P2">Descrizione</text:p>
              </text:list-item>
              <text:list-item>
                <text:p text:style-name="P2">Mail tel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8" draw:text-style-name="P7" draw:layer="layout" svg:width="5cm" svg:height="0.8cm" svg:x="15.8cm" svg:y="18.4cm">
          <text:p text:style-name="P6">Add o updat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7" draw:layer="layout" svg:width="12.8cm" svg:height="0.8cm" svg:x="14.6cm" svg:y="1.2cm">
          <text:p text:style-name="P6">Logout clear session -&gt;hom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presentation:style-name="pr4" draw:layer="layout" svg:width="25.199cm" svg:height="2.306cm" svg:x="1.6cm" svg:y="0.294cm" presentation:class="title" presentation:user-transformed="true">
          <draw:text-box>
            <text:p>Elenco profili</text:p>
          </draw:text-box>
        </draw:frame>
        <draw:custom-shape draw:style-name="gr25" draw:text-style-name="P5" draw:layer="layout" svg:width="23.8cm" svg:height="3cm" svg:x="2.4cm" svg:y="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1.799cm" svg:height="2.384cm" svg:x="2.401cm" svg:y="3.4cm">
          <draw:text-box>
            <text:p text:style-name="P2">Form cerca</text:p>
            <text:p text:style-name="P2">Tendina su sede corso anno text su nominativo e tag<text:line-break/>per i text autocomposizione <text:s/>- cerca via ajax aggiorna sotto</text:p>
          </draw:text-box>
        </draw:frame>
        <draw:frame draw:style-name="gr3" draw:text-style-name="P3" draw:layer="layout" svg:width="3.799cm" svg:height="0.962cm" svg:x="8.401cm" svg:y="3.4cm">
          <draw:text-box>
            <text:p text:style-name="P2">nominativo</text:p>
          </draw:text-box>
        </draw:frame>
        <draw:frame draw:style-name="gr3" draw:text-style-name="P3" draw:layer="layout" svg:width="3.8cm" svg:height="0.962cm" svg:x="18.8cm" svg:y="3.4cm">
          <draw:text-box>
            <text:p text:style-name="P2">tag</text:p>
          </draw:text-box>
        </draw:frame>
        <draw:frame draw:style-name="gr3" draw:text-style-name="P3" draw:layer="layout" svg:width="2.4cm" svg:height="0.962cm" svg:x="6.4cm" svg:y="3.4cm">
          <draw:text-box>
            <text:p text:style-name="P2">sede</text:p>
          </draw:text-box>
        </draw:frame>
        <draw:frame draw:style-name="gr3" draw:text-style-name="P3" draw:layer="layout" svg:width="3cm" svg:height="0.962cm" svg:x="12.2cm" svg:y="3.4cm">
          <draw:text-box>
            <text:p text:style-name="P2">corso</text:p>
          </draw:text-box>
        </draw:frame>
        <draw:frame draw:style-name="gr3" draw:text-style-name="P3" draw:layer="layout" svg:width="3.8cm" svg:height="0.962cm" svg:x="14.8cm" svg:y="3.438cm">
          <draw:text-box>
            <text:p text:style-name="P2">anno</text:p>
          </draw:text-box>
        </draw:frame>
        <draw:frame draw:style-name="gr2" draw:text-style-name="P14" draw:layer="layout" svg:width="23.6cm" svg:height="8.072cm" svg:x="2.6cm" svg:y="6.4cm">
          <draw:text-box>
            <text:list text:style-name="L2">
              <text:list-header>
                <text:p>ELENCO IN ORDINE ALFABETICO DI MONINATIVI E CORSO ANNO</text:p>
              </text:list-header>
              <text:list-item>
                <text:p/>
              </text:list-item>
              <text:list-item>
                <text:p>NaRIO ROSSI – TSS 2019</text:p>
              </text:list-item>
              <text:list-item>
                <text:p><text:span text:style-name="T3">NARDINI GIUSEPPE – CUCINA 2018</text:span></text:p>
              </text:list-item>
              <text:list-item>
                <text:p>LETTI LETIZIA – WEBMEDIA2019 – WEBMARKETING 2019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6" draw:text-style-name="P14" draw:layer="layout" svg:width="25.054cm" svg:height="4.562cm" svg:x="1.746cm" svg:y="15.438cm">
          <draw:text-box>
            <text:p>ELENCO IN ORDINE ALFABETICO SU FILTRO SUPERIORE SELEZIONARE UN NOMINATIVO E SI APRIRA’ LA SCHEDA <text:span text:style-name="T4">PROFILO</text:span></text:p>
          </draw:text-box>
        </draw:frame>
        <draw:custom-shape draw:style-name="gr8" draw:text-style-name="P7" draw:layer="layout" svg:width="5cm" svg:height="0.8cm" svg:x="20.5cm" svg:y="5cm">
          <text:p text:style-name="P6">CERCA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2.8cm" svg:height="0.8cm" svg:x="20.8cm" svg:y="1cm">
          <text:p text:style-name="P6">hom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3" draw:layer="layout" svg:width="25.199cm" svg:height="1.737cm" svg:x="1.4cm" svg:y="0.55cm" presentation:class="title" presentation:user-transformed="true">
          <draw:text-box>
            <text:p>profilo</text:p>
          </draw:text-box>
        </draw:frame>
        <draw:custom-shape draw:style-name="gr27" draw:text-style-name="P1" draw:layer="layout" svg:width="2.8cm" svg:height="1.6cm" svg:x="2.6cm" svg:y="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0" draw:layer="layout" svg:width="20.8cm" svg:height="6.8cm" svg:x="4.4cm" svg:y="5.6cm">
          <draw:text-box>
            <text:p text:style-name="P2">Elenco corsi</text:p>
            <text:list text:style-name="L2">
              <text:list-item>
                <text:p text:style-name="P2">Tss 2019 ghiglieno </text:p>
              </text:list-item>
              <text:list-item>
                <text:p text:style-name="P2">Webmedia 2018 Ravetti </text:p>
                <text:p text:style-name="P2">su click corso aprire dettaglio corso in popup</text:p>
                <text:p text:style-name="P2"/>
                <text:p text:style-name="P2">Nel dettaglio includere tutti i partecipanti al corso per ventualmente aprire i loro profili </text:p>
                <text:p text:style-name="P2"/>
              </text:list-item>
            </text:list>
          </draw:text-box>
        </draw:frame>
        <draw:frame draw:style-name="gr16" draw:text-style-name="P10" draw:layer="layout" svg:width="20.8cm" svg:height="8.072cm" svg:x="4.4cm" svg:y="12.7cm">
          <draw:text-box>
            <text:p text:style-name="P2">Elenco esperienze</text:p>
            <text:list text:style-name="L2">
              <text:list-item>
                <text:p text:style-name="P2">Junior developer ivrea 2016-2018 </text:p>
              </text:list-item>
              <text:list-item>
                <text:p text:style-name="P2">Attacchino notturno milano 2010 <text:s/></text:p>
                <text:list>
                  <text:list-header>
                    <text:p text:style-name="P2"><text:span text:style-name="T2">su click esperienza aprire dettaglio corso in popup </text:span></text:p>
                    <text:p text:style-name="P2"><text:span text:style-name="T5">dettaglio</text:span></text:p>
                  </text:list-header>
                </text:list>
              </text:list-item>
              <text:list-item>
                <text:p text:style-name="P2"><text:span text:style-name="T5">anno inizio anno fine</text:span></text:p>
              </text:list-item>
              <text:list-item>
                <text:p text:style-name="P2"><text:span text:style-name="T5">Esperienza</text:span></text:p>
              </text:list-item>
              <text:list-item>
                <text:p text:style-name="P2"><text:span text:style-name="T5">Descrizione</text:span></text:p>
              </text:list-item>
              <text:list-item>
                <text:p text:style-name="P2"><text:span text:style-name="T5">Luogo</text:span></text:p>
              </text:list-item>
              <text:list-item>
                <text:p text:style-name="P2"><text:span text:style-name="T5">tag</text:span>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4" draw:layer="layout" svg:width="23.8cm" svg:height="2.167cm" svg:x="2.2cm" svg:y="3.03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cm" svg:height="1.673cm" svg:x="2cm" svg:y="3.2cm">
          <draw:text-box>
            <text:p text:style-name="P2">profilo</text:p>
            <text:p text:style-name="P2">autocompilato</text:p>
          </draw:text-box>
        </draw:frame>
        <draw:frame draw:style-name="gr6" draw:text-style-name="P3" draw:layer="layout" svg:width="7.8cm" svg:height="1.126cm" draw:transform="rotate (0.00523598775598299) translate (17.194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3.794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7.194cm 3.041cm)">
          <draw:text-box>
            <text:p text:style-name="P2">nome</text:p>
          </draw:text-box>
        </draw:frame>
        <draw:frame draw:style-name="gr6" draw:text-style-name="P3" draw:layer="layout" svg:width="7.8cm" svg:height="1.126cm" draw:transform="rotate (0.00523598775598299) translate (13.794cm 3.074cm)">
          <draw:text-box>
            <text:p text:style-name="P2">cognome</text:p>
          </draw:text-box>
        </draw:frame>
        <draw:frame draw:style-name="gr6" draw:text-style-name="P3" draw:layer="layout" svg:width="7.8cm" svg:height="1.126cm" draw:transform="rotate (0.00523598775598299) translate (10.194cm 4.041cm)">
          <draw:text-box>
            <text:p text:style-name="P2">citta</text:p>
          </draw:text-box>
        </draw:frame>
        <draw:frame draw:style-name="gr6" draw:text-style-name="P3" draw:layer="layout" svg:width="7.8cm" svg:height="1.126cm" draw:transform="rotate (0.00523598775598299) translate (6.794cm 4.074cm)">
          <draw:text-box>
            <text:p text:style-name="P2">indirizzo</text:p>
          </draw:text-box>
        </draw:frame>
        <draw:frame draw:style-name="gr6" draw:text-style-name="P3" draw:layer="layout" svg:width="7.8cm" svg:height="1.126cm" draw:transform="rotate (0.00523598775598299) translate (12.394cm 4.041cm)">
          <draw:text-box>
            <text:p text:style-name="P2">tel</text:p>
          </draw:text-box>
        </draw:frame>
        <draw:custom-shape draw:style-name="gr28" draw:text-style-name="P7" draw:layer="layout" svg:width="2.8cm" svg:height="0.999cm" svg:x="23.601cm" svg:y="1.001cm">
          <text:p text:style-name="P6">hom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7" draw:layer="layout" svg:width="5.199cm" svg:height="0.8cm" svg:x="18.001cm" svg:y="1.2cm">
          <text:p text:style-name="P6">Elenco profili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418000002C28F099469FE8CFB9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8:11:01.186074160</meta:creation-date>
    <dc:date>2019-03-12T11:52:27.741101588</dc:date>
    <meta:editing-duration>PT2M15S</meta:editing-duration>
    <meta:editing-cycles>2</meta:editing-cycles>
    <meta:generator>LibreOffice/5.2.7.2$Linux_X86_64 LibreOffice_project/20m0$Build-2</meta:generator>
    <meta:document-statistic meta:object-count="129"/>
  </office:meta>
</office:document-meta>
</file>